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paragraph-rsid="0015489d"/>
    </style:style>
    <style:style style:name="P2" style:family="paragraph" style:parent-style-name="Standard">
      <style:text-properties fo:language="en" fo:country="US" officeooo:paragraph-rsid="0016955a"/>
    </style:style>
    <style:style style:name="T1" style:family="text">
      <style:text-properties officeooo:rsid="0017726d"/>
    </style:style>
    <style:style style:name="T2" style:family="text">
      <style:text-properties fo:font-style="italic" officeooo:rsid="0017726d" style:font-style-asian="italic" style:font-style-complex="italic"/>
    </style:style>
    <style:style style:name="T3" style:family="text">
      <style:text-properties fo:font-style="italic" officeooo:rsid="001a5d0b" style:font-style-asian="italic" style:font-style-complex="italic"/>
    </style:style>
    <style:style style:name="T4" style:family="text">
      <style:text-properties fo:font-style="italic" officeooo:rsid="001ad532" style:font-style-asian="italic" style:font-style-complex="italic"/>
    </style:style>
    <style:style style:name="T5" style:family="text">
      <style:text-properties fo:font-style="normal" officeooo:rsid="001a5d0b" style:font-style-asian="normal" style:font-style-complex="normal"/>
    </style:style>
    <style:style style:name="T6" style:family="text">
      <style:text-properties fo:font-style="normal" officeooo:rsid="001df143" style:font-style-asian="normal" style:font-style-complex="normal"/>
    </style:style>
    <style:style style:name="T7" style:family="text">
      <style:text-properties fo:font-style="normal" officeooo:rsid="001ad532" style:font-style-asian="normal" style:font-style-complex="normal"/>
    </style:style>
    <style:style style:name="T8" style:family="text">
      <style:text-properties fo:font-style="normal" officeooo:rsid="001c15aa" style:font-style-asian="normal" style:font-style-complex="normal"/>
    </style:style>
    <style:style style:name="T9" style:family="text">
      <style:text-properties fo:font-style="normal" officeooo:rsid="001afcc8" style:font-style-asian="normal" style:font-style-complex="normal"/>
    </style:style>
    <style:style style:name="T10" style:family="text">
      <style:text-properties officeooo:rsid="0015489d"/>
    </style:style>
    <style:style style:name="T11" style:family="text">
      <style:text-properties officeooo:rsid="0015eb2c"/>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ansport of macromolecules <text:span text:style-name="T10">through often complex environments </text:span>is crucial for development and homeostasis and must be tightly regulated to prevent developmental defects and disease states. What are the biophysical properties of such molecules, and how is their transport affected by the properties of the environment through which they move? One technique to address these questions is FRAP (Fluorescence Recovery After Photobleaching), which measures the mobility-driven recovery of fluorescent molecules in a photobleached area. Although FRAP assays have been used for 40 years, <text:span text:style-name="T11">current analysis tools still</text:span> make simplified assumptions about the sample geometry, bleaching conditions, and the underlying kinetics of the system that do not fully reflect the complexities of the experimental sample <text:span text:style-name="T11">and are often difficult to operate. </text:span>To address these shortcomings, we developed the Python software package “PyFRAP”. PyFRAP numerically solves the equations that govern macromolecule transport on an exact three-dimensional model of the sample using finite element simulations. To account for bleaching inhomogeneities, PyFRAP matches the FRAP image data with the initial condition on the simulation. Simulated solutions are then fitted to the experimental data using a variety of optimization algorithms. PyFRAP comes with an intuitive graphical user interface that can be applied to a variety of systems. </text:p>
      <text:p text:style-name="P2"><text:span text:style-name="T1">Moreover, we present protocols for experimental setups ranging from custom </text:span><text:span text:style-name="T2">in vitro</text:span><text:span text:style-name="T1"> assays involving only pure diffusion to </text:span><text:span text:style-name="T2">in vivo</text:span><text:span text:style-name="T1"> assays involving complex geometries, tortuosity and reaction-kinetics in zebrafish embryos <text:s/>and show how such assays can be used to compose complex FRAP experiments step-by-step. These assays in combination with PyFRAP allow to selectively measure how complex environments alter FRAP analysis results and might unravel how global diffusion rates are established.</text:span></text:p>
      <text:p text:style-name="P1"><text:span text:style-name="T1">We present </text:span><text:span text:style-name="T2">in vitro</text:span><text:span text:style-name="T1"> results for fluophore-dextrans ranging over two orders of magnitude in molecular weight and compare the resulting diffusion coefficients with literature values, showing that PyFRAP is able to report diffusion coefficients over multiple time scales. <text:s/>Through inserting polyacrylamide beads into the </text:span><text:span text:style-name="T3">in vitro </text:span><text:span text:style-name="T5">assays, we are able to report th</text:span><text:span text:style-name="T6">at</text:span><text:span text:style-name="T5"> tortuosity </text:span><text:span text:style-name="T6">can decrease global diffusion</text:span><text:span text:style-name="T5"> rates </text:span><text:span text:style-name="T6">up to twofold</text:span><text:span text:style-name="T5"> for a multitude of macromolecules. </text:span><text:span text:style-name="T3"><text:s/></text:span><text:span text:style-name="T6">We show that</text:span><text:span text:style-name="T7"> tortuosity is similar </text:span><text:span text:style-name="T4">in vivo </text:span><text:span text:style-name="T7">and </text:span><text:span text:style-name="T4">in vitro </text:span><text:span text:style-name="T7">for </text:span><text:span text:style-name="T8">recombinant </text:span><text:span text:style-name="T7">GFP </text:span><text:span text:style-name="T6">by</text:span><text:span text:style-name="T7"> perform</text:span><text:span text:style-name="T6">ing</text:span><text:span text:style-name="T7"> FRAP experiments in living zebrafish embryos. By repeating the same </text:span><text:span text:style-name="T4">in vivo </text:span><text:span text:style-name="T7">experiments with secreted GFP, we </text:span><text:span text:style-name="T8">d</text:span><text:span text:style-name="T9">isplay that PyFRAP is able to account for underlying kinetics such as production. Finally, we measure the diffusion rate of squint-GFP, a TGFbeta protein that is crucial for germ-layer patterning, to illustrate th</text:span><text:span text:style-name="T6">at </text:span><text:span text:style-name="T9"><text:s/>extracellular binding </text:span><text:span text:style-name="T6">might decrease </text:span><text:span text:style-name="T9">FRAP diffusion rate estimates </text:span><text:span text:style-name="T6">up to five-fold</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_loc Blaessle</meta:initial-creator>
    <meta:creation-date>2016-06-24T10:05:24.473471624</meta:creation-date>
    <dc:date>2016-06-24T11:31:07.713633263</dc:date>
    <dc:creator>alex_loc Blaessle</dc:creator>
    <meta:editing-duration>PT51M54S</meta:editing-duration>
    <meta:editing-cycles>3</meta:editing-cycles>
    <meta:generator>LibreOffice/4.2.8.2$Linux_X86_64 LibreOffice_project/420m0$Build-2</meta:generator>
    <meta:document-statistic meta:table-count="0" meta:image-count="0" meta:object-count="0" meta:page-count="1" meta:paragraph-count="3" meta:word-count="416" meta:character-count="2864" meta:non-whitespace-character-count="2446"/>
  </office:meta>
</office:document-meta>
</file>